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6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17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9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6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67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6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69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7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71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7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27" style:family="text">
      <style:text-properties fo:font-size="14.00pt" fo:font-weight="bold" fo:font-family="Times" style:font-family-asian="Times" style:font-family-complex="Times" fo:background-color="transparent" fo:color="#0070c0"/>
    </style:style>
    <style:style style:name="T1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bold" fo:font-family="Times" style:font-family-asian="Times" style:font-family-complex="Times" fo:background-color="transparent" fo:color="#0070c0"/>
    </style:style>
    <style:style style:name="T14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bold" fo:font-family="Times" style:font-family-asian="Times" style:font-family-complex="Times" fo:background-color="transparent" fo:color="#0070c0"/>
    </style:style>
    <style:style style:name="T15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bold" fo:font-family="Times" style:font-family-asian="Times" style:font-family-complex="Times" fo:background-color="transparent" fo:color="#0070c0"/>
    </style:style>
    <style:style style:name="T16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7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17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78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79" style:family="text">
      <style:text-properties fo:font-size="14.00pt" fo:font-weight="bold" fo:font-family="Times" style:font-family-asian="Times" style:font-family-complex="Times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bold" fo:font-family="Times" style:font-family-asian="Times" style:font-family-complex="Times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top="12.00pt"/>
    </style:style>
    <style:style style:name="P2" style:family="paragraph">
      <style:paragraph-properties fo:line-height="100.00%" fo:text-align="right" fo:margin-top="12.00pt" fo:margin-bottom="36.00pt"/>
    </style:style>
    <style:style style:name="P3" style:family="paragraph">
      <style:paragraph-properties fo:line-height="100.00%" fo:text-align="right" fo:margin-bottom="20.00pt"/>
    </style:style>
    <style:style style:name="P4" style:family="paragraph">
      <style:paragraph-properties fo:line-height="100.00%" fo:text-align="right" fo:margin-top="12.00pt" fo:margin-bottom="36.00pt"/>
    </style:style>
    <style:style style:name="P5" style:family="paragraph">
      <style:paragraph-properties fo:line-height="100.00%" fo:text-align="left" fo:margin-top="6.00pt" fo:margin-bottom="12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6.00pt" fo:margin-bottom="12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102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9" style:family="paragraph">
      <style:paragraph-properties fo:line-height="100.00%" fo:text-align="left" fo:margin-top="2.00pt" fo:margin-bottom="2.00p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102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1" style:family="paragraph">
      <style:paragraph-properties fo:line-height="100.00%" fo:text-align="left" fo:margin-top="2.00pt" fo:margin-bottom="2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102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3" style:family="paragraph">
      <style:paragraph-properties fo:line-height="100.00%" fo:text-align="left" fo:margin-top="2.00pt" fo:margin-bottom="2.00p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02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02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102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9" style:family="paragraph">
      <style:paragraph-properties fo:line-height="100.00%" fo:text-align="left" fo:margin-top="24.00pt" fo:margin-bottom="12.00pt"/>
    </style:style>
    <style:style style:name="P20" style:family="paragraph">
      <style:paragraph-properties fo:line-height="100.00%" fo:text-align="left" fo:margin-top="24.00pt" fo:margin-bottom="12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bottom="8.00pt"/>
    </style:style>
    <style:style style:name="P23" style:family="paragraph">
      <style:paragraph-properties fo:line-height="100.00%" fo:text-align="left" fo:margin-top="24.00pt" fo:margin-bottom="12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41.60pt"/>
          <style:tab-stop style:position="32891.10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41.60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41.60pt"/>
          <style:tab-stop style:position="32891.1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141.60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 fo:margin-top="24.00pt" fo:margin-bottom="12.00pt"/>
    </style:style>
    <style:style style:name="P32" style:family="paragraph">
      <style:paragraph-properties fo:line-height="100.00%" fo:text-align="left" fo:margin-top="24.00pt" fo:margin-bottom="12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24.00pt" fo:margin-bottom="12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42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46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118.35pt"/>
          <style:tab-stop style:position="32891.1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text:list-style style:name="L5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top="24.00pt" fo:margin-bottom="12.00pt"/>
    </style:style>
    <style:style style:name="P61" style:family="paragraph">
      <style:paragraph-properties fo:line-height="100.00%" fo:text-align="left"/>
    </style:style>
    <text:list-style style:name="L62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/>
    </style:style>
    <text:list-style style:name="L6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/>
    </style:style>
    <text:list-style style:name="L6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/>
    </style:style>
    <text:list-style style:name="L6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6.00pt" fo:margin-bottom="12.00pt"/>
    </style:style>
    <style:style style:name="P72" style:family="paragraph">
      <style:paragraph-properties fo:line-height="100.00%" fo:text-align="left" fo:margin-top="14.00pt" fo:margin-bottom="14.00p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top="14.00pt" fo:margin-bottom="14.00pt"/>
    </style:style>
    <style:style style:name="P76" style:family="paragraph">
      <style:paragraph-properties fo:line-height="100.00%" fo:text-align="left" fo:margin-top="14.00pt" fo:margin-bottom="14.00pt"/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/>
    </style:style>
    <style:style style:name="TableColumn0100" style:family="table-column">
      <style:table-column-properties style:column-width="1.500000in"/>
    </style:style>
    <style:style style:name="TableColumn0101" style:family="table-column">
      <style:table-column-properties style:column-width="0.812500in"/>
    </style:style>
    <style:style style:name="TableColumn0102" style:family="table-column">
      <style:table-column-properties style:column-width="2.731944in"/>
    </style:style>
    <style:style style:name="TableColumn0103" style:family="table-column">
      <style:table-column-properties style:column-width="0.735417in"/>
    </style:style>
    <style:style style:name="Table01" style:family="table">
      <style:table-properties style:width="5.7798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0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2.041667in"/>
    </style:style>
    <style:style style:name="TableColumn0201" style:family="table-column">
      <style:table-column-properties style:column-width="2.197917in"/>
    </style:style>
    <style:style style:name="Table02" style:family="table">
      <style:table-properties style:width="4.2395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1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2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300" style:family="table-column">
      <style:table-column-properties style:column-width="1.718750in"/>
    </style:style>
    <style:style style:name="TableColumn0301" style:family="table-column">
      <style:table-column-properties style:column-width="3.875000in"/>
    </style:style>
    <style:style style:name="Table03" style:family="table">
      <style:table-properties style:width="5.59375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1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2" style:family="table-row">
      <style:table-row-properties style:min-row-height="0.197917in"/>
    </style:style>
    <style:style style:name="TableCell0302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2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3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4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5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Documento de Especificação</text:span><text:span text:style-name="T3"><text:s text:c="2"/></text:span></text:p>
      <text:p text:style-name="P3"><text:span text:style-name="T4">para</text:span></text:p>
      <text:p text:style-name="P4"><text:span text:style-name="T5">Calculadora_basica</text:span></text:p>
      <text:p text:style-name="P4"><text:span text:style-name="T6"/></text:p>
      <text:p text:style-name="P4"><text:span text:style-name="T6"/></text:p>
      <text:p text:style-name="P4"><text:span text:style-name="T7">Escrito por Jefferson Lourenço Pires</text:span></text:p>
      <text:p text:style-name="P4"><text:span text:style-name="T7">Faculdade de Tecnologia - UNICAMP</text:span></text:p>
      <text:p text:style-name="P4"><text:span text:style-name="T7"/></text:p>
      <text:p text:style-name="P4"><text:span text:style-name="T7"/></text:p>
      <text:p text:style-name="P5"><text:span text:style-name="T8"/></text:p>
      <text:p text:style-name="P5"><text:span text:style-name="T8"/></text:p>
      <text:p text:style-name="P5"><text:span text:style-name="T9">Sumário</text:span></text:p>
      <text:p text:style-name="P5"><text:span text:style-name="T10">1. Introdução</text:span></text:p>
      <text:p text:style-name="P5"><text:span text:style-name="T11"><text:s text:c="3"/>1.1<text:s/></text:span><text:span text:style-name="T12">Escopo</text:span></text:p>
      <text:p text:style-name="P5"><text:span text:style-name="T12"><text:s text:c="3"/>1.2 Descrição dos Stakeholders</text:span></text:p>
      <text:p text:style-name="P5"><text:span text:style-name="T13">2. Descrição Geral</text:span></text:p>
      <text:p text:style-name="P5"><text:span text:style-name="T14"><text:s text:c="3"/>2.1 Descrição do Público-Alvo</text:span></text:p>
      <text:p text:style-name="P5"><text:span text:style-name="T14"><text:s text:c="3"/>2.2 Restrições</text:span></text:p>
      <text:p text:style-name="P5"><text:span text:style-name="T15">3. Requisitos</text:span></text:p>
      <text:p text:style-name="P5"><text:span text:style-name="T16"><text:s text:c="3"/></text:span><text:span text:style-name="T17">3.1 Requisitos Funcionais</text:span></text:p>
      <text:p text:style-name="P5"><text:span text:style-name="T17"><text:s text:c="3"/>3.2 Requisitos de Qualidade</text:span></text:p>
      <text:p text:style-name="P5"><text:span text:style-name="T18">4. Casos de uso textuais</text:span></text:p>
      <text:p text:style-name="P5"><text:span text:style-name="T18">Apêndices</text:span></text:p>
      <text:p text:style-name="P5"><text:span text:style-name="T18"><text:s text:c="3"/></text:span><text:span text:style-name="T19">Modelos</text:span></text:p>
      <text:p text:style-name="P6"><text:span text:style-name="T20"/></text:p>
      <text:p text:style-name="P7"><text:span text:style-name="T21">Revision Histor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9"><text:span text:style-name="T23">Name</text:span><text:span text:style-name="T24"/></text:p>
          </table:table-cell>
          <table:table-cell table:style-name="TableCell010001">
            <text:p text:style-name="P9"><text:span text:style-name="T25">Date</text:span><text:span text:style-name="T26"/></text:p>
          </table:table-cell>
          <table:table-cell table:style-name="TableCell010002">
            <text:p text:style-name="P9"><text:span text:style-name="T27">Reason For Changes</text:span><text:span text:style-name="T28"/></text:p>
          </table:table-cell>
          <table:table-cell table:style-name="TableCell010003">
            <text:p text:style-name="P9"><text:span text:style-name="T29">Version</text:span><text:span text:style-name="T30"/></text:p>
          </table:table-cell>
        </table:table-row>
        <table:table-row table:style-name="TableRow0101">
          <table:table-cell table:style-name="TableCell010100">
            <text:p text:style-name="P11"><text:span text:style-name="T31">Jefferson</text:span><text:span text:style-name="T32"/></text:p>
          </table:table-cell>
          <table:table-cell table:style-name="TableCell010101">
            <text:p text:style-name="P11"><text:span text:style-name="T33">16/04/16</text:span><text:span text:style-name="T34"/></text:p>
          </table:table-cell>
          <table:table-cell table:style-name="TableCell010102">
            <text:p text:style-name="P11"><text:span text:style-name="T35">Foi feito a capa e o sumário</text:span><text:span text:style-name="T36"/></text:p>
          </table:table-cell>
          <table:table-cell table:style-name="TableCell010103">
            <text:p text:style-name="P11"><text:span text:style-name="T37">0.1</text:span><text:span text:style-name="T38"/></text:p>
          </table:table-cell>
        </table:table-row>
        <table:table-row table:style-name="TableRow0102">
          <table:table-cell table:style-name="TableCell010200">
            <text:p text:style-name="P13"><text:span text:style-name="T39">Jefferson</text:span><text:span text:style-name="T40"/></text:p>
          </table:table-cell>
          <table:table-cell table:style-name="TableCell010201">
            <text:p text:style-name="P13"><text:span text:style-name="T41">18/04/16</text:span><text:span text:style-name="T42"/></text:p>
          </table:table-cell>
          <table:table-cell table:style-name="TableCell010202">
            <text:p text:style-name="P13"><text:span text:style-name="T43">Incluido casos de usos textuais, diagrama de casos de uso, diagrama de fluxo de dados</text:span><text:span text:style-name="T44"/></text:p>
          </table:table-cell>
          <table:table-cell table:style-name="TableCell010203">
            <text:p text:style-name="P13"><text:span text:style-name="T45">0.2</text:span></text:p>
            <text:p text:style-name="P13"><text:span text:style-name="T46"/></text:p>
          </table:table-cell>
        </table:table-row>
        <table:table-row table:style-name="TableRow0103">
          <table:table-cell table:style-name="TableCell010300">
            <text:p text:style-name="P15"><text:span text:style-name="T47">Jefferson</text:span><text:span text:style-name="T48"/></text:p>
          </table:table-cell>
          <table:table-cell table:style-name="TableCell010301">
            <text:p text:style-name="P15"><text:span text:style-name="T49">18/04/16</text:span><text:span text:style-name="T50"/></text:p>
          </table:table-cell>
          <table:table-cell table:style-name="TableCell010302">
            <text:p text:style-name="P15"><text:span text:style-name="T51">Atualizado os casos de usos textuais, atualizado o dfd.</text:span><text:span text:style-name="T52"/></text:p>
          </table:table-cell>
          <table:table-cell table:style-name="TableCell010303">
            <text:p text:style-name="P15"><text:span text:style-name="T53">0.3</text:span><text:span text:style-name="T54"/></text:p>
          </table:table-cell>
        </table:table-row>
        <table:table-row table:style-name="TableRow0104">
          <table:table-cell table:style-name="TableCell010400">
            <text:p text:style-name="P17"><text:span text:style-name="T55">Jefferson</text:span><text:span text:style-name="T56"/></text:p>
          </table:table-cell>
          <table:table-cell table:style-name="TableCell010401">
            <text:p text:style-name="P17"><text:span text:style-name="T57">20/04/16</text:span><text:span text:style-name="T58"/></text:p>
          </table:table-cell>
          <table:table-cell table:style-name="TableCell010402">
            <text:p text:style-name="P17"><text:span text:style-name="T59">Inserido os itens 1, 2 e 3 do sumário, dfd corrigido</text:span><text:span text:style-name="T60"/></text:p>
          </table:table-cell>
          <table:table-cell table:style-name="TableCell010403">
            <text:p text:style-name="P17"><text:span text:style-name="T61">0.4</text:span><text:span text:style-name="T62"/></text:p>
          </table:table-cell>
        </table:table-row>
      </table:table>
      <text:p text:style-name="P19"><text:span text:style-name="T62"/></text:p>
      <text:p text:style-name="P20"><text:span text:style-name="T63">1. Introdução</text:span></text:p>
      <text:p text:style-name="P21"><text:span text:style-name="T63">1.1 Escopo</text:span></text:p>
      <text:p text:style-name="P21"><text:span text:style-name="T64"/></text:p>
      <text:p text:style-name="P22"><text:span text:style-name="T65">Nome do produto</text:span><text:span text:style-name="T66">: Calculadora_basica.</text:span></text:p>
      <text:p text:style-name="P22"><text:span text:style-name="T67">Objetivo</text:span><text:span text:style-name="T68">: Realizar as operações básicas de matemática.</text:span></text:p>
      <text:p text:style-name="P22"><text:span text:style-name="T69">Limites do produto</text:span><text:span text:style-name="T70">: Irá realizar apenas as operações de soma, subtração, multiplicação e divisão.</text:span></text:p>
      <text:p text:style-name="P22"><text:span text:style-name="T71">Benefícios esperados</text:span><text:span text:style-name="T72">: Poder realizar cálculos básicos através de um sistema computacional.</text:span></text:p>
      <text:p text:style-name="P22"><text:span text:style-name="T73"/></text:p>
      <text:p text:style-name="P23"><text:span text:style-name="T74">1.2 Descrição dos Stakeholders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5"><text:span text:style-name="T76">Nome</text:span><text:span text:style-name="T77"/></text:p>
          </table:table-cell>
          <table:table-cell table:style-name="TableCell020001">
            <text:p text:style-name="P25"><text:span text:style-name="T78">Função</text:span><text:span text:style-name="T79"/></text:p>
          </table:table-cell>
        </table:table-row>
        <table:table-row table:style-name="TableRow0201">
          <table:table-cell table:style-name="TableCell020100">
            <text:p text:style-name="P27"><text:span text:style-name="T80">Jefferson Lourenço Pires</text:span><text:span text:style-name="T81"/></text:p>
          </table:table-cell>
          <table:table-cell table:style-name="TableCell020101">
            <text:p text:style-name="P27"><text:span text:style-name="T82">Desenvolvedor do produto</text:span><text:span text:style-name="T83"/></text:p>
          </table:table-cell>
        </table:table-row>
        <table:table-row table:style-name="TableRow0202">
          <table:table-cell table:style-name="TableCell020200">
            <text:p text:style-name="P29"><text:span text:style-name="T84">Guilherme Alexander</text:span><text:span text:style-name="T85"/></text:p>
          </table:table-cell>
          <table:table-cell table:style-name="TableCell020201">
            <text:p text:style-name="P29"><text:span text:style-name="T86">Cliente</text:span><text:span text:style-name="T87"/></text:p>
          </table:table-cell>
        </table:table-row>
      </table:table>
      <text:p text:style-name="P31"><text:span text:style-name="T87"/></text:p>
      <text:p text:style-name="P32"><text:span text:style-name="T88">2. Descrição geral</text:span></text:p>
      <text:p text:style-name="P33"><text:span text:style-name="T88">2.1 Descrição do público-alvo</text:span></text:p>
      <text:p text:style-name="P33"><text:span text:style-name="T89"/></text:p>
      <text:p text:style-name="P33"><text:span text:style-name="T90">O público-alvo será o próprio cliente. Possui alto conhecimento em informática.</text:span></text:p>
      <text:p text:style-name="P33"><text:span text:style-name="T91"/></text:p>
      <text:p text:style-name="P33"><text:span text:style-name="T91"/></text:p>
      <text:p text:style-name="P33"><text:span text:style-name="T92">2.2 Restrições</text:span></text:p>
      <text:p text:style-name="P33"><text:span text:style-name="T93"/></text:p>
      <text:p text:style-name="P33"><text:span text:style-name="T94">O software deve ser desenvolvido até a data de entrega disponibilizada pelo professor.</text:span></text:p>
      <text:p text:style-name="P33"><text:span text:style-name="T95"/></text:p>
      <text:p text:style-name="P34"><text:span text:style-name="T95"/></text:p>
      <text:p text:style-name="P34"><text:span text:style-name="T95"/></text:p>
      <text:p text:style-name="P34"><text:span text:style-name="T96">3. Requisitos</text:span></text:p>
      <text:p text:style-name="P35"><text:span text:style-name="T96">3.1 Requisitos funcionais:</text:span></text:p>
      <text:p text:style-name="P35"><text:span text:style-name="T97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7"><text:span text:style-name="T98">Número do requisito</text:span><text:span text:style-name="T99"/></text:p>
          </table:table-cell>
          <table:table-cell table:style-name="TableCell030001">
            <text:p text:style-name="P37"><text:span text:style-name="T100">Requisito</text:span><text:span text:style-name="T101"/></text:p>
          </table:table-cell>
        </table:table-row>
        <table:table-row table:style-name="TableRow0301">
          <table:table-cell table:style-name="TableCell030100">
            <text:p text:style-name="P39"><text:span text:style-name="T102">1</text:span><text:span text:style-name="T103"/></text:p>
          </table:table-cell>
          <table:table-cell table:style-name="TableCell030101">
            <text:p text:style-name="P40"><text:span text:style-name="T104">Realizar operações de soma</text:span><text:span text:style-name="T105"/></text:p>
          </table:table-cell>
        </table:table-row>
        <table:table-row table:style-name="TableRow0302">
          <table:table-cell table:style-name="TableCell030200">
            <text:p text:style-name="P43"><text:span text:style-name="T106">2</text:span><text:span text:style-name="T107"/></text:p>
          </table:table-cell>
          <table:table-cell table:style-name="TableCell030201">
            <text:p text:style-name="P44"><text:span text:style-name="T108">Realizar operações de subtração</text:span><text:span text:style-name="T109"/></text:p>
          </table:table-cell>
        </table:table-row>
        <table:table-row table:style-name="TableRow0303">
          <table:table-cell table:style-name="TableCell030300">
            <text:p text:style-name="P47"><text:span text:style-name="T110">3</text:span><text:span text:style-name="T111"/></text:p>
          </table:table-cell>
          <table:table-cell table:style-name="TableCell030301">
            <text:p text:style-name="P48"><text:span text:style-name="T112">Realizar operações de divisão</text:span><text:span text:style-name="T113"/></text:p>
          </table:table-cell>
        </table:table-row>
        <table:table-row table:style-name="TableRow0304">
          <table:table-cell table:style-name="TableCell030400">
            <text:p text:style-name="P50"><text:span text:style-name="T114">4</text:span><text:span text:style-name="T115"/></text:p>
          </table:table-cell>
          <table:table-cell table:style-name="TableCell030401">
            <text:p text:style-name="P51"><text:span text:style-name="T116">Realizar operações de multiplicação</text:span><text:span text:style-name="T117"/></text:p>
          </table:table-cell>
        </table:table-row>
        <table:table-row table:style-name="TableRow0305">
          <table:table-cell table:style-name="TableCell030500">
            <text:p text:style-name="P53"><text:span text:style-name="T118">5</text:span><text:span text:style-name="T119"/></text:p>
          </table:table-cell>
          <table:table-cell table:style-name="TableCell030501">
            <text:p text:style-name="P54"><text:span text:style-name="T120">Realizar múltiplas operações ao mesmo tempo</text:span><text:span text:style-name="T121"/></text:p>
          </table:table-cell>
        </table:table-row>
      </table:table>
      <text:p text:style-name="P56"><text:span text:style-name="T121"/></text:p>
      <text:p text:style-name="P57"><text:span text:style-name="T121"/></text:p>
      <text:p text:style-name="P57"><text:span text:style-name="T121"/></text:p>
      <text:p text:style-name="P57"><text:span text:style-name="T122">3.2 Requisitos de qualidade:</text:span></text:p>
      <text:p text:style-name="P57"><text:span text:style-name="T123"/></text:p>
      <text:list text:style-name="L58">
        <text:list-item>
          <text:p text:style-name="P58"><text:span text:style-name="T124">Possuir interface gráfica simples.</text:span></text:p>
        </text:list-item>
        <text:list-item>
          <text:p text:style-name="P58"><text:span text:style-name="T124">O software deve ser desenvolvido até a data de entrega disponibilizada pelo professor.</text:span></text:p>
        </text:list-item>
      </text:list>
      <text:p text:style-name="P59"><text:span text:style-name="T125"/></text:p>
      <text:p text:style-name="P60"><text:span text:style-name="T126">4. Casos de uso textuais</text:span></text:p>
      <text:p text:style-name="P61"><text:span text:style-name="T127">Caso de uso: Somar</text:span></text:p>
      <text:p text:style-name="P61"><text:span text:style-name="T128">Ator:<text:s/></text:span><text:span text:style-name="T129">Usuário</text:span></text:p>
      <text:p text:style-name="P61"><text:span text:style-name="T130">Objetivo no contexto:<text:s/></text:span><text:span text:style-name="T131">Realizar a soma de números inseridos pelo usuário.</text:span></text:p>
      <text:p text:style-name="P61"><text:span text:style-name="T132">Cenário:</text:span></text:p>
      <text:list text:style-name="L62">
        <text:list-item>
          <text:p text:style-name="P62"><text:span text:style-name="T133">O usuário insere um número.</text:span></text:p>
        </text:list-item>
        <text:list-item>
          <text:p text:style-name="P62"><text:span text:style-name="T133">O usuário seleciona o operador de somar.</text:span></text:p>
        </text:list-item>
        <text:list-item>
          <text:p text:style-name="P62"><text:span text:style-name="T133">O usuário insere outro número.</text:span></text:p>
        </text:list-item>
        <text:list-item>
          <text:p text:style-name="P62"><text:span text:style-name="T133">O usuário solicita o resultado e o sistema mostra.</text:span></text:p>
        </text:list-item>
      </text:list>
      <text:p text:style-name="P63"><text:span text:style-name="T134">Exceções:</text:span></text:p>
      <text:p text:style-name="P63"><text:span text:style-name="T134">Prioridade:<text:s/></text:span><text:span text:style-name="T135">Prioridade simples.</text:span></text:p>
      <text:p text:style-name="P63"><text:span text:style-name="T136">Canal com o ator:<text:s/></text:span><text:span text:style-name="T137">Interface do sistema.</text:span></text:p>
      <text:p text:style-name="P63"><text:span text:style-name="T138"/></text:p>
      <text:p text:style-name="P63"><text:span text:style-name="T139">Caso de uso: Subtrair</text:span></text:p>
      <text:p text:style-name="P63"><text:span text:style-name="T140">Ator:<text:s/></text:span><text:span text:style-name="T141">Usuário</text:span></text:p>
      <text:p text:style-name="P63"><text:span text:style-name="T142">Objetivo no contexto:<text:s/></text:span><text:span text:style-name="T143">Realizar a subtração de números inseridos pelo usuário.</text:span></text:p>
      <text:p text:style-name="P63"><text:span text:style-name="T144">Cenário:</text:span></text:p>
      <text:list text:style-name="L64">
        <text:list-item>
          <text:p text:style-name="P64"><text:span text:style-name="T145">O usuário insere um número.</text:span></text:p>
        </text:list-item>
        <text:list-item>
          <text:p text:style-name="P64"><text:span text:style-name="T145">O usuário seleciona o operador de subtrair.</text:span></text:p>
        </text:list-item>
        <text:list-item>
          <text:p text:style-name="P64"><text:span text:style-name="T145">O usuário insere outro número.</text:span></text:p>
        </text:list-item>
        <text:list-item>
          <text:p text:style-name="P64"><text:span text:style-name="T145">O usuário solicita o resultado e o sistema mostra.</text:span></text:p>
        </text:list-item>
      </text:list>
      <text:p text:style-name="P65"><text:span text:style-name="T146">Exceções:</text:span></text:p>
      <text:p text:style-name="P65"><text:span text:style-name="T146">Prioridade:<text:s/></text:span><text:span text:style-name="T147">Prioridade simples.</text:span></text:p>
      <text:p text:style-name="P65"><text:span text:style-name="T148">Canal com o ator:<text:s/></text:span><text:span text:style-name="T149">Interface do sistema.</text:span></text:p>
      <text:p text:style-name="P65"><text:span text:style-name="T150"/></text:p>
      <text:p text:style-name="P65"><text:span text:style-name="T151">Caso de uso: Multiplicar</text:span></text:p>
      <text:p text:style-name="P65"><text:span text:style-name="T152">Ator:<text:s/></text:span><text:span text:style-name="T153">Usuário</text:span></text:p>
      <text:p text:style-name="P65"><text:span text:style-name="T154">Objetivo no contexto:<text:s/></text:span><text:span text:style-name="T155">Realizar a multiplicação de números inseridos pelo usuário.</text:span></text:p>
      <text:p text:style-name="P65"><text:span text:style-name="T156">Cenário:</text:span></text:p>
      <text:list text:style-name="L66">
        <text:list-item>
          <text:p text:style-name="P66"><text:span text:style-name="T157">O usuário insere um número.</text:span></text:p>
        </text:list-item>
        <text:list-item>
          <text:p text:style-name="P66"><text:span text:style-name="T157">O usuário seleciona o operador de multiplicar.</text:span></text:p>
        </text:list-item>
        <text:list-item>
          <text:p text:style-name="P66"><text:span text:style-name="T157">O usuário insere outro número.</text:span></text:p>
        </text:list-item>
        <text:list-item>
          <text:p text:style-name="P66"><text:span text:style-name="T157">O usuário solicita o resultado e o sistema mostra.</text:span></text:p>
        </text:list-item>
      </text:list>
      <text:p text:style-name="P67"><text:span text:style-name="T158">Exceções:</text:span></text:p>
      <text:p text:style-name="P67"><text:span text:style-name="T158">Prioridade:<text:s/></text:span><text:span text:style-name="T159">Prioridade simples.</text:span></text:p>
      <text:p text:style-name="P67"><text:span text:style-name="T160">Canal com o ator:<text:s/></text:span><text:span text:style-name="T161">Interface do sistema.</text:span></text:p>
      <text:p text:style-name="P67"><text:span text:style-name="T162"/></text:p>
      <text:p text:style-name="P67"><text:span text:style-name="T163">Caso de uso: Dividir</text:span></text:p>
      <text:p text:style-name="P67"><text:span text:style-name="T164">Ator:<text:s/></text:span><text:span text:style-name="T165">Usuário</text:span></text:p>
      <text:p text:style-name="P67"><text:span text:style-name="T166">Objetivo no contexto:<text:s/></text:span><text:span text:style-name="T167">Realizar a divisão de números inseridos pelo usuário.</text:span></text:p>
      <text:p text:style-name="P67"><text:span text:style-name="T168">Cenário:</text:span></text:p>
      <text:list text:style-name="L68">
        <text:list-item>
          <text:p text:style-name="P68"><text:span text:style-name="T169">O usuário insere um número.</text:span></text:p>
        </text:list-item>
        <text:list-item>
          <text:p text:style-name="P68"><text:span text:style-name="T169">O usuário seleciona o operador de dividir.</text:span></text:p>
        </text:list-item>
        <text:list-item>
          <text:p text:style-name="P68"><text:span text:style-name="T169">O usuário insere outro número.</text:span></text:p>
        </text:list-item>
        <text:list-item>
          <text:p text:style-name="P68"><text:span text:style-name="T169">O usuário solicita o resultado e o sistema mostra.</text:span></text:p>
        </text:list-item>
      </text:list>
      <text:p text:style-name="P69"><text:span text:style-name="T170">Exceções:<text:s/></text:span><text:span text:style-name="T171">Divisão por 0.</text:span></text:p>
      <text:p text:style-name="P69"><text:span text:style-name="T172">Prioridade:<text:s/></text:span><text:span text:style-name="T173">Prioridade moderada.</text:span></text:p>
      <text:p text:style-name="P69"><text:span text:style-name="T174">Canal com o ator:<text:s/></text:span><text:span text:style-name="T175">Interface do sistema.</text:span></text:p>
      <text:p text:style-name="P70"><text:span text:style-name="T176">.</text:span><text:span text:style-name="T177"><text:line-break/></text:span></text:p>
      <text:p text:style-name="P71"><text:span text:style-name="T178">Apêndice A: Modelos</text:span></text:p>
      <text:p text:style-name="P72"><text:span text:style-name="T179">Diagrama de caso de uso</text:span></text:p>
      <text:p text:style-name="P73"><text:span text:style-name="T180"/></text:p>
      <text:p text:style-name="P74"><draw:frame text:anchor-type="as-char" svg:width="77.79mm" svg:height="79.38mm" style:rel-width="scale" style:rel-height="scale"><draw:object-ole xlink:href="OleObj1"/><draw:image xlink:href="ObjectReplacements/OleObj1"/></draw:frame><text:span text:style-name="T180"/></text:p>
      <text:p text:style-name="P75"><text:span text:style-name="T181"><text:s/></text:span></text:p>
      <text:p text:style-name="P76"><text:span text:style-name="T181">Diagrama de fluxo de dados</text:span></text:p>
      <text:p text:style-name="P77"><text:span text:style-name="T182"/></text:p>
      <text:p text:style-name="P78"><draw:frame text:anchor-type="as-char" svg:width="91.81mm" svg:height="186.00mm" style:rel-width="scale" style:rel-height="scale"><draw:object-ole xlink:href="OleObj2"/><draw:image xlink:href="ObjectReplacements/OleObj2"/></draw:frame><text:span text:style-name="T182"/></text:p>
      <text:p text:style-name="P79"><text:span text:style-name="T182"/></text:p>
      <text:p text:style-name="P79"><text:span text:style-name="T182"/></text:p>
      <text:p text:style-name="P79"><text:span text:style-name="T1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